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5" gnm:cursor-row="8">
          <gnm:selection gnm:start-col="5" gnm:start-row="8" gnm:end-col="5" gnm:end-row="8"/>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17:11:10Z</dc:date>
    <meta:creation-date>2022-09-01T09:20:31Z</meta:creation-date>
    <meta:generator>gnumeric/1.12.46</meta:generator>
  </office:meta>
</office:document-meta>
</file>